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00000010B4B1FE5C10BE0CC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solid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345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fo:min-height="0.13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082cm" svg:height="2.264cm" draw:transform="rotate (2.6466172777242) translate (10.728cm 16.734cm)">
            <draw:image xlink:href="Pictures/10000201000000800000010B4B1FE5C10BE0CC0D.png" xlink:type="simple" xlink:show="embed" xlink:actuate="onLoad">
              <text:p/>
            </draw:image>
          </draw:frame>
          <draw:line draw:style-name="gr2" draw:text-style-name="P2" draw:layer="layout" svg:x1="12.773cm" svg:y1="15.259cm" svg:x2="10.649cm" svg:y2="14.114cm">
            <text:p/>
          </draw:line>
          <draw:line draw:style-name="gr3" draw:text-style-name="P2" draw:layer="layout" svg:x1="10.649cm" svg:y1="14.114cm" svg:x2="9.585cm" svg:y2="13.541cm">
            <text:p/>
          </draw:line>
          <draw:line draw:style-name="gr4" draw:text-style-name="P2" draw:layer="layout" svg:x1="9.118cm" svg:y1="15.836cm" svg:x2="10.356cm" svg:y2="13.546cm">
            <text:p/>
          </draw:line>
          <draw:line draw:style-name="gr2" draw:text-style-name="P2" draw:layer="layout" svg:x1="9.388cm" svg:y1="15.261cm" svg:x2="10.647cm" svg:y2="14.114cm">
            <text:p/>
          </draw:line>
          <draw:line draw:style-name="gr2" draw:text-style-name="P2" draw:layer="layout" svg:x1="9.388cm" svg:y1="15.259cm" svg:x2="12.775cm" svg:y2="15.257cm">
            <text:p/>
          </draw:line>
          <draw:rect draw:style-name="gr4" draw:text-style-name="P2" draw:layer="layout" svg:width="0.211cm" svg:height="0.212cm" draw:transform="rotate (2.65167873255498) translate (10.238cm 14.128cm)">
            <text:p/>
          </draw:rect>
          <draw:frame draw:style-name="gr5" draw:text-style-name="P4" draw:layer="layout" svg:width="0.23cm" svg:height="0.624cm" svg:x="9.086cm" svg:y="15.077cm">
            <draw:text-box>
              <text:p text:style-name="P3"><text:span text:style-name="T1">A</text:span></text:p>
            </draw:text-box>
          </draw:frame>
          <draw:frame draw:style-name="gr5" draw:text-style-name="P4" draw:layer="layout" svg:width="0.228cm" svg:height="0.624cm" svg:x="12.838cm" svg:y="15.039cm">
            <draw:text-box>
              <text:p text:style-name="P3"><text:span text:style-name="T1">B</text:span></text:p>
            </draw:text-box>
          </draw:frame>
          <draw:frame draw:style-name="gr6" draw:text-style-name="P4" draw:layer="layout" svg:width="0.722cm" svg:height="0.624cm" svg:x="10.335cm" svg:y="13.703cm">
            <draw:text-box>
              <text:p text:style-name="P3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45" draw:display-name="Dashed (var) 4345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1:37.046028009</meta:creation-date>
    <dc:date>2018-02-26T13:11:59.538517207</dc:date>
    <meta:editing-duration>PT22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